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42.63mm"/>
    </style:style>
    <style:style style:name="ro1" style:family="table-row">
      <style:table-row-properties style:row-height="6.4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116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16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16">
      <style:table-cell-properties fo:border="0.06pt solid #000000"/>
      <style:text-properties fo:font-style="normal" style:font-style-asian="normal" style:font-style-complex="normal"/>
    </style:style>
    <style:style style:name="ce8" style:family="table-cell" style:parent-style-name="Default" style:data-style-name="N10116">
      <style:table-cell-properties fo:border="0.06pt solid #000000"/>
    </style:style>
    <style:style style:name="ce9" style:family="table-cell" style:parent-style-name="Default" style:data-style-name="N10114">
      <style:table-cell-properties fo:border="0.06pt solid #000000"/>
    </style:style>
    <style:style style:name="ce21" style:family="table-cell" style:parent-style-name="Default" style:data-style-name="N10114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18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GBP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mondcduo</text:p>
          </table:table-cell>
          <table:table-cell table:style-name="ce5" office:value-type="currency" office:currency="GBP" office:value="78.71" calcext:value-type="currency">
            <text:p>£78.71</text:p>
          </table:table-cell>
          <table:table-cell table:formula="of:=[.B2]*[.$A$17]" office:value-type="currency" office:currency="EUR" office:value="88.1552" calcext:value-type="currency">
            <text:p>88.16 €</text:p>
          </table:table-cell>
          <table:table-cell table:style-name="ce11" office:value-type="string" calcext:value-type="string">
            <text:p>with screen and case</text:p>
          </table:table-cell>
        </table:table-row>
        <table:table-row table:style-name="ro3">
          <table:table-cell office:value-type="string" calcext:value-type="string">
            <text:p>emonBase</text:p>
          </table:table-cell>
          <table:table-cell office:value-type="currency" office:currency="GBP" office:value="63.15" calcext:value-type="currency">
            <text:p>£63.15</text:p>
          </table:table-cell>
          <table:table-cell table:formula="of:=[.B3]*[.$A$17]" office:value-type="currency" office:currency="EUR" office:value="70.728" calcext:value-type="currency">
            <text:p>70.73 €</text:p>
          </table:table-cell>
          <table:table-cell table:style-name="ce11" office:value-type="string" calcext:value-type="string">
            <text:p>with RFM69Pi</text:p>
          </table:table-cell>
        </table:table-row>
        <table:table-row table:style-name="ro3">
          <table:table-cell office:value-type="string" calcext:value-type="string">
            <text:p>emonSD</text:p>
          </table:table-cell>
          <table:table-cell office:value-type="currency" office:currency="GBP" office:value="7.5" calcext:value-type="currency">
            <text:p>£7.50</text:p>
          </table:table-cell>
          <table:table-cell table:formula="of:=[.B4]*[.$A$17]" office:value-type="currency" office:currency="EUR" office:value="8.4" calcext:value-type="currency">
            <text:p>8.40 €</text:p>
          </table:table-cell>
          <table:table-cell table:style-name="ce11" office:value-type="string" calcext:value-type="string">
            <text:p>loaded with emonCMS</text:p>
          </table:table-cell>
        </table:table-row>
        <table:table-row table:style-name="ro3">
          <table:table-cell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isoHV v0.6 PCBs</text:p>
          </table:table-cell>
          <table:table-cell office:value-type="currency" office:currency="GBP" office:value="20.79" calcext:value-type="currency">
            <text:p>£20.79</text:p>
          </table:table-cell>
          <table:table-cell table:formula="of:=[.B6]*[.$A$17]" office:value-type="currency" office:currency="EUR" office:value="23.2848" calcext:value-type="currency">
            <text:p>23.28 €</text:p>
          </table:table-cell>
          <table:table-cell/>
        </table:table-row>
        <table:table-row table:style-name="ro3">
          <table:table-cell office:value-type="string" calcext:value-type="string">
            <text:p>isoHV v0.7 2-chan PCBs</text:p>
          </table:table-cell>
          <table:table-cell table:style-name="ce8" office:value-type="currency" office:currency="GBP" office:value="32.75" calcext:value-type="currency">
            <text:p>£32.75</text:p>
          </table:table-cell>
          <table:table-cell table:formula="of:=[.B7]*[.$A$17]" office:value-type="currency" office:currency="EUR" office:value="36.68" calcext:value-type="currency">
            <text:p>36.68 €</text:p>
          </table:table-cell>
          <table:table-cell table:style-name="ce24" office:value-type="string" calcext:value-type="string">
            <text:p>2-channel</text:p>
          </table:table-cell>
        </table:table-row>
        <table:table-row table:style-name="ro3">
          <table:table-cell office:value-type="string" calcext:value-type="string">
            <text:p>isoHV Parts</text:p>
          </table:table-cell>
          <table:table-cell table:formula="of:=17+51.7+15.46" office:value-type="currency" office:currency="GBP" office:value="84.16" calcext:value-type="currency">
            <text:p>£84.16</text:p>
          </table:table-cell>
          <table:table-cell table:formula="of:=[.B8]*[.$A$17]" office:value-type="currency" office:currency="EUR" office:value="94.2592" calcext:value-type="currency">
            <text:p>94.26 €</text:p>
          </table:table-cell>
          <table:table-cell table:style-name="ce11" office:value-type="string" calcext:value-type="string">
            <text:p>3 separate farnell orders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adafruit feather m0 x 2</text:p>
          </table:table-cell>
          <table:table-cell table:formula="of:=26.35*2" office:value-type="currency" office:currency="GBP" office:value="52.7" calcext:value-type="currency">
            <text:p>£52.70</text:p>
          </table:table-cell>
          <table:table-cell table:style-name="ce21" table:formula="of:=[.B10]*[.A17]" office:value-type="currency" office:currency="EUR" office:value="59.024" calcext:value-type="currency">
            <text:p>59.02 €</text:p>
          </table:table-cell>
          <table:table-cell table:style-name="ce11" office:value-type="string" calcext:value-type="string">
            <text:p>rfm69</text:p>
          </table:table-cell>
        </table:table-row>
        <table:table-row table:style-name="ro3">
          <table:table-cell table:number-columns-repeated="3"/>
          <table:table-cell table:style-name="ce11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8" table:formula="of:=SUM([.B2:.B10])" office:value-type="currency" office:currency="GBP" office:value="339.76" calcext:value-type="currency">
            <text:p>£339.76</text:p>
          </table:table-cell>
          <table:table-cell table:style-name="ce10" table:formula="of:=[.B13]*[.$A$17]" office:value-type="currency" office:currency="EUR" office:value="380.5312" calcext:value-type="currency">
            <text:p>380.53 €</text:p>
          </table:table-cell>
          <table:table-cell/>
        </table:table-row>
        <table:table-row table:style-name="ro3" table:number-rows-repeated="2">
          <table:table-cell/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eur convers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/>
        </table:table-row>
        <table:table-row table:style-name="ro3">
          <table:table-cell table:style-name="ce3" office:value-type="float" office:value="1.12" calcext:value-type="float">
            <text:p>1.12</text:p>
          </table:table-cell>
          <table:table-cell table:style-name="ce2" office:value-type="string" calcext:value-type="string">
            <text:p>11.6.19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4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8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nds" number:country="DE">€</number:currency-symbol>
    </number:currency-style>
    <number:currency-style style:name="N10118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ds" number:country="DE">€</number:currency-symbol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8:45:08.740545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8:24:31.061980987</meta:creation-date>
    <dc:date>2019-06-11T18:48:25.689226322</dc:date>
    <meta:editing-duration>PT19M39S</meta:editing-duration>
    <meta:editing-cycles>4</meta:editing-cycles>
    <meta:generator>LibreOffice/6.2.3.2$MacOSX_X86_64 LibreOffice_project/aecc05fe267cc68dde00352a451aa867b3b546ac</meta:generator>
    <meta:document-statistic meta:table-count="1" meta:cell-count="38" meta:object-count="0"/>
  </office:meta>
</office:document-meta>
</file>